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91478689576054801" text:style-name="L1">
        <text:list-item>
          <text:p text:style-name="P1">Overview:</text:p>
          <text:list>
            <text:list-item>
              <text:p text:style-name="P1">Hardware</text:p>
              <text:list>
                <text:list-item>
                  <text:p text:style-name="P1">Motor</text:p>
                  <text:list>
                    <text:list-item>
                      <text:p text:style-name="P1">Controller</text:p>
                    </text:list-item>
                  </text:list>
                </text:list-item>
                <text:list-item>
                  <text:p text:style-name="P1">Linux Board</text:p>
                </text:list-item>
                <text:list-item>
                  <text:p text:style-name="P1">Arduino</text:p>
                </text:list-item>
                <text:list-item>
                  <text:p text:style-name="P1">Laserscanner</text:p>
                </text:list-item>
                <text:list-item>
                  <text:p text:style-name="P1">IMU</text:p>
                </text:list-item>
              </text:list>
            </text:list-item>
            <text:list-item>
              <text:p text:style-name="P1">Software</text:p>
              <text:list>
                <text:list-item>
                  <text:p text:style-name="P1">ROS</text:p>
                </text:list-item>
              </text:list>
            </text:list-item>
          </text:list>
        </text:list-item>
        <text:list-item>
          <text:p text:style-name="P1">TAS-package</text:p>
          <text:list>
            <text:list-item>
              <text:p text:style-name="P1">Package overview</text:p>
            </text:list-item>
            <text:list-item>
              <text:p text:style-name="P1">Hardware Drivers</text:p>
            </text:list-item>
            <text:list-item>
              <text:p text:style-name="P1">Move Base node</text:p>
            </text:list-item>
            <text:list-item>
              <text:p text:style-name="P1">Visualization with rviz</text:p>
            </text:list-item>
          </text:list>
        </text:list-item>
        <text:list-item>
          <text:p text:style-name="P1">Others</text:p>
          <text:list>
            <text:list-item>
              <text:p text:style-name="P1">Arduino code/flashing</text:p>
            </text:list-item>
            <text:list-item>
              <text:p text:style-name="P1">Shell scripts</text:p>
            </text:list-item>
            <text:list-item>
              <text:p text:style-name="P1">External RVIZ</text:p>
            </text:list-item>
            <text:list-item>
              <text:p text:style-name="P1">VNC</text:p>
            </text:list-item>
            <text:list-item>
              <text:p text:style-name="P1">QtCreator</text:p>
            </text:list-item>
            <text:list-item>
              <text:p text:style-name="P1">Switch</text:p>
            </text:list-item>
            <text:list-item>
              <text:p text:style-name="P1">Rosbag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5:28:27.46</meta:creation-date>
    <dc:date>2014-10-06T16:34:24.68</dc:date>
    <meta:editing-duration>PT5H47M57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23" meta:word-count="56" meta:character-count="280"/>
  </office:meta>
</office:document-meta>
</file>